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nsolas1" svg:font-family="Consolas" style:font-family-generic="modern" style:font-pitch="fixed"/>
    <style:font-face style:name="Consolas2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2" fo:font-size="9.5pt" style:font-size-asian="9.5pt"/>
    </style:style>
    <style:style style:name="P2" style:family="paragraph" style:parent-style-name="Standard">
      <style:text-properties style:use-window-font-color="true" style:font-name="Consolas2" fo:font-size="9.5pt" style:font-size-asian="9.5pt"/>
    </style:style>
    <style:style style:name="P3" style:family="paragraph" style:parent-style-name="Standard">
      <style:text-properties officeooo:paragraph-rsid="000f2aa1"/>
    </style:style>
    <style:style style:name="P4" style:family="paragraph" style:parent-style-name="Standard">
      <style:text-properties fo:font-variant="normal" fo:text-transform="none" fo:color="#222222" style:font-name="Consolas1" fo:font-size="10pt" fo:letter-spacing="normal" fo:language="en" fo:country="US" fo:font-style="normal" fo:font-weight="normal" officeooo:rsid="0008562a" officeooo:paragraph-rsid="000f2aa1" style:font-size-asian="10pt" style:font-size-complex="10pt"/>
    </style:style>
    <style:style style:name="P5" style:family="paragraph" style:parent-style-name="Standard">
      <style:text-properties fo:font-variant="normal" fo:text-transform="none" fo:color="#222222" style:font-name="Consolas1" fo:font-size="10pt" fo:letter-spacing="normal" fo:language="en" fo:country="US" fo:font-style="normal" fo:font-weight="normal" officeooo:rsid="0008562a" officeooo:paragraph-rsid="000f2aa1" style:font-size-asian="10pt" style:font-style-asian="normal" style:font-weight-asian="normal" style:font-name-complex="Consolas" style:font-size-complex="10pt"/>
    </style:style>
    <style:style style:name="P6" style:family="paragraph" style:parent-style-name="Standard">
      <style:text-properties fo:font-variant="normal" fo:text-transform="none" fo:color="#222222" style:font-name="Consolas1" fo:font-size="10pt" fo:letter-spacing="normal" fo:language="en" fo:country="US" fo:font-style="normal" fo:font-weight="normal" officeooo:rsid="0008562a" officeooo:paragraph-rsid="00103840" style:font-size-asian="10pt" style:font-style-asian="normal" style:font-weight-asian="normal" style:font-name-complex="Consolas" style:font-size-complex="10pt"/>
    </style:style>
    <style:style style:name="P7" style:family="paragraph" style:parent-style-name="Standard">
      <style:text-properties fo:font-variant="normal" fo:text-transform="none" fo:color="#222222" style:font-name="Consolas1" fo:font-size="10pt" fo:letter-spacing="normal" fo:language="ru" fo:country="RU" fo:font-style="normal" fo:font-weight="normal" officeooo:rsid="001503fd" officeooo:paragraph-rsid="00103840" style:font-size-asian="10pt" style:font-name-complex="Consolas2" style:font-size-complex="10pt"/>
    </style:style>
    <style:style style:name="P8" style:family="paragraph" style:parent-style-name="Standard">
      <style:text-properties fo:font-variant="normal" fo:text-transform="none" fo:color="#222222" style:font-name="Consolas1" fo:font-size="10pt" fo:letter-spacing="normal" fo:language="ru" fo:country="RU" fo:font-style="normal" fo:font-weight="normal" officeooo:rsid="001503fd" officeooo:paragraph-rsid="00103840" style:font-size-asian="10pt" style:font-style-asian="normal" style:font-weight-asian="normal" style:font-name-complex="Consolas2" style:font-size-complex="10pt"/>
    </style:style>
    <style:style style:name="P9" style:family="paragraph" style:parent-style-name="Standard">
      <style:text-properties fo:font-variant="normal" fo:text-transform="none" fo:color="#222222" style:font-name="Consolas" fo:font-size="10pt" fo:letter-spacing="normal" fo:language="en" fo:country="US" fo:font-style="normal" fo:font-weight="normal" officeooo:paragraph-rsid="00103840" style:font-size-asian="10pt" style:font-style-asian="normal" style:font-weight-asian="normal" style:font-name-complex="Consolas" style:font-size-complex="10pt"/>
    </style:style>
    <style:style style:name="P10" style:family="paragraph" style:parent-style-name="Standard">
      <style:text-properties fo:font-size="10pt" officeooo:paragraph-rsid="00103840" style:font-size-asian="10pt" style:font-size-complex="10pt"/>
    </style:style>
    <style:style style:name="P11" style:family="paragraph" style:parent-style-name="Standard">
      <style:text-properties officeooo:paragraph-rsid="00103840"/>
    </style:style>
    <style:style style:name="P12" style:family="paragraph" style:parent-style-name="Standard">
      <style:text-properties style:font-name="Consolas2" fo:font-size="9.5pt" officeooo:paragraph-rsid="000f2aa1" style:font-size-asian="9.5pt"/>
    </style:style>
    <style:style style:name="P13" style:family="paragraph" style:parent-style-name="Standard">
      <style:text-properties officeooo:paragraph-rsid="000722be"/>
    </style:style>
    <style:style style:name="P14" style:family="paragraph" style:parent-style-name="Standard" style:master-page-name="Standard">
      <style:paragraph-properties style:page-number="auto"/>
      <style:text-properties officeooo:paragraph-rsid="00103840"/>
    </style:style>
    <style:style style:name="T1" style:family="text">
      <style:text-properties style:font-name="Consolas2" fo:font-size="9.5pt" style:font-size-asian="9.5pt"/>
    </style:style>
    <style:style style:name="T2" style:family="text">
      <style:text-properties style:font-name="Consolas2" fo:font-size="9.5pt" fo:language="en" fo:country="US" fo:font-weight="bold" officeooo:rsid="0010c416" style:font-size-asian="9.5pt" style:font-weight-asian="bold" style:font-weight-complex="bold"/>
    </style:style>
    <style:style style:name="T3" style:family="text">
      <style:text-properties style:font-name="Consolas2" fo:font-size="9.5pt" fo:language="en" fo:country="US" fo:font-weight="bold" officeooo:rsid="000722be" style:font-size-asian="9.5pt" style:font-weight-asian="bold" style:font-weight-complex="bold"/>
    </style:style>
    <style:style style:name="T4" style:family="text">
      <style:text-properties style:font-name="Consolas2" fo:font-size="9.5pt" fo:language="ru" fo:country="RU" fo:font-weight="bold" officeooo:rsid="000722be" style:font-size-asian="9.5pt" style:font-weight-asian="bold" style:font-weight-complex="bold"/>
    </style:style>
    <style:style style:name="T5" style:family="text">
      <style:text-properties fo:color="#0000ff" style:font-name="Consolas2" fo:font-size="9.5pt" style:font-size-asian="9.5pt"/>
    </style:style>
    <style:style style:name="T6" style:family="text">
      <style:text-properties style:use-window-font-color="true" style:font-name="Consolas2" fo:font-size="9.5pt" style:font-size-asian="9.5pt"/>
    </style:style>
    <style:style style:name="T7" style:family="text">
      <style:text-properties style:use-window-font-color="true" style:font-name="Consolas2" fo:font-size="9.5pt" fo:language="en" fo:country="US" style:font-size-asian="9.5pt"/>
    </style:style>
    <style:style style:name="T8" style:family="text">
      <style:text-properties fo:color="#a31515" style:font-name="Consolas2" fo:font-size="9.5pt" style:font-size-asian="9.5pt"/>
    </style:style>
    <style:style style:name="T9" style:family="text">
      <style:text-properties fo:color="#808080" style:font-name="Consolas2" fo:font-size="9.5pt" style:font-size-asian="9.5pt"/>
    </style:style>
    <style:style style:name="T10" style:family="text">
      <style:text-properties fo:color="#008000" style:font-name="Consolas2" fo:font-size="9.5pt" style:font-size-asian="9.5pt"/>
    </style:style>
    <style:style style:name="T11" style:family="text">
      <style:text-properties fo:color="#008000" style:font-name="Consolas2" fo:font-size="9.5pt" officeooo:rsid="0005613c" style:font-size-asian="9.5pt"/>
    </style:style>
    <style:style style:name="T12" style:family="text">
      <style:text-properties fo:color="#2b91af" style:font-name="Consolas2" fo:font-size="9.5pt" style:font-size-asian="9.5pt"/>
    </style:style>
    <style:style style:name="T13" style:family="text">
      <style:text-properties fo:font-variant="normal" fo:text-transform="none" fo:color="#222222" style:font-name="Consolas1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222222" style:font-name="Consolas1" fo:font-size="10pt" fo:letter-spacing="normal" fo:language="ru" fo:country="RU" fo:font-style="normal" fo:font-weight="normal" style:font-size-asian="10pt" style:font-size-complex="10pt"/>
    </style:style>
    <style:style style:name="T15" style:family="text">
      <style:text-properties fo:font-variant="normal" fo:text-transform="none" fo:color="#222222" style:font-name="Consolas1" fo:font-size="10pt" fo:letter-spacing="normal" fo:language="ru" fo:country="RU" fo:font-style="normal" fo:font-weight="normal" officeooo:rsid="0008562a" style:font-size-asian="10pt" style:font-size-complex="10pt"/>
    </style:style>
    <style:style style:name="T16" style:family="text">
      <style:text-properties fo:font-variant="normal" fo:text-transform="none" fo:color="#222222" style:font-name="Consolas1" fo:font-size="10pt" fo:letter-spacing="normal" fo:language="ru" fo:country="RU" fo:font-style="normal" fo:font-weight="normal" officeooo:rsid="000cc20b" style:font-size-asian="10pt" style:font-size-complex="10pt"/>
    </style:style>
    <style:style style:name="T17" style:family="text">
      <style:text-properties fo:font-variant="normal" fo:text-transform="none" fo:color="#222222" style:font-name="Consolas1" fo:font-size="10pt" fo:letter-spacing="normal" fo:language="en" fo:country="US" fo:font-style="normal" fo:font-weight="normal" officeooo:rsid="0008562a" style:font-size-asian="10pt" style:font-size-complex="10pt"/>
    </style:style>
    <style:style style:name="T18" style:family="text">
      <style:text-properties fo:font-variant="normal" fo:text-transform="none" fo:color="#222222" style:font-name="Consolas1" fo:font-size="10pt" fo:letter-spacing="normal" fo:language="en" fo:country="US" fo:font-style="normal" fo:font-weight="normal" officeooo:rsid="000a584b" style:font-size-asian="10pt" style:font-size-complex="10pt"/>
    </style:style>
    <style:style style:name="T19" style:family="text">
      <style:text-properties fo:font-variant="normal" fo:text-transform="none" fo:color="#222222" style:font-name="Consolas1" fo:font-size="10pt" fo:letter-spacing="normal" fo:language="en" fo:country="US" fo:font-style="normal" fo:font-weight="normal" officeooo:rsid="0008562a" style:font-size-asian="10pt" style:font-style-asian="normal" style:font-weight-asian="normal" style:font-name-complex="Consolas" style:font-size-complex="10pt"/>
    </style:style>
    <style:style style:name="T20" style:family="text">
      <style:text-properties fo:font-variant="normal" fo:text-transform="none" fo:color="#222222" style:font-name="Consolas" fo:font-size="10pt" fo:letter-spacing="normal" fo:language="en" fo:country="US" fo:font-style="normal" fo:font-weight="normal" style:font-size-asian="10pt" style:font-style-asian="normal" style:font-weight-asian="normal" style:font-name-complex="Consolas" style:font-size-complex="10pt"/>
    </style:style>
    <style:style style:name="T21" style:family="text">
      <style:text-properties fo:font-variant="normal" fo:text-transform="none" fo:color="#222222" style:font-name="Consolas" fo:font-size="10pt" fo:letter-spacing="normal" fo:language="ru" fo:country="RU" fo:font-style="normal" fo:font-weight="normal" style:font-size-asian="10pt" style:font-style-asian="normal" style:font-weight-asian="normal" style:font-name-complex="Consolas" style:font-size-complex="10pt"/>
    </style:style>
    <style:style style:name="T22" style:family="text">
      <style:text-properties fo:font-variant="normal" fo:text-transform="none" fo:color="#222222" style:font-name="Consolas" fo:font-size="10pt" fo:letter-spacing="normal" fo:font-style="normal" fo:font-weight="normal" style:font-size-asian="10pt" style:font-style-asian="normal" style:font-weight-asian="normal" style:font-name-complex="Consolas" style:font-size-complex="10pt"/>
    </style:style>
    <style:style style:name="T23" style:family="text">
      <style:text-properties style:font-name="Consolas"/>
    </style:style>
    <style:style style:name="T24" style:family="text">
      <style:text-properties fo:language="en" fo:country="US"/>
    </style:style>
    <style:style style:name="T25" style:family="text">
      <style:text-properties officeooo:rsid="0010c4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1">ImageToRGB16ELI is a console program. </text:span><text:span text:style-name="T22">The program accepts images in jpg format as input, formats and saves them in ELI format.</text:span></text:p>
      <text:p text:style-name="P11"><text:span text:style-name="T20">Microsoft .NET Framework 3.5 is used to perform the functionality.</text:span><text:span text:style-name="T21"> The program functions in the line of Microsoft Windows XP / Wista / Windows7 operating systems.</text:span></text:p>
      <text:p text:style-name="P11"/>
      <text:p text:style-name="P9">---------------------------</text:p>
      <text:p text:style-name="P9">Description of the ELI file format:</text:p>
      <text:p text:style-name="P9">---------------------------</text:p>
      <text:p text:style-name="P9">At the beginning of the file there is a header that describes the image parameters:</text:p>
      <text:p text:style-name="P10"/>
      <text:p text:style-name="P7">// At the beginning of the file there is a header that describes the image parameters:</text:p>
      <text:p text:style-name="P7"/>
      <text:p text:style-name="P7">// offset <text:s text:c="2"/>Length <text:s text:c="9"/>Name <text:s text:c="14"/>Description</text:p>
      <text:p text:style-name="P7">// 0 <text:s text:c="10"/>4 <text:s text:c="11"/>signature <text:s text:c="9"/>Signature, "ELI\0"</text:p>
      <text:p text:style-name="P7">// 4 <text:s text:c="10"/>4 <text:s text:c="11"/>header_length <text:s text:c="5"/>Header length in bytes</text:p>
      <text:p text:style-name="P7">// 8 <text:s text:c="10"/>4 <text:s text:c="11"/>data_offset <text:s text:c="7"/>Offset to the image from the beginning of <text:tab/><text:tab/><text:tab/><text:tab/><text:tab/><text:tab/><text:tab/> the file in bytes</text:p>
      <text:p text:style-name="P7">// 12(0x0C) <text:s text:c="3"/>4 <text:s text:c="11"/>reserved <text:s text:c="10"/>Reserved, must be 0</text:p>
      <text:p text:style-name="P7">// 16(0x10) <text:s text:c="3"/>4 <text:s text:c="11"/>image_width <text:s text:c="7"/>Image width pixels</text:p>
      <text:p text:style-name="P7">// 20(0x14) <text:s text:c="3"/>4 <text:s text:c="11"/>image_height <text:s text:c="6"/>Image height in pixels</text:p>
      <text:p text:style-name="P7">// 24(0x18) <text:s text:c="3"/>4 <text:s text:c="11"/>bit_count <text:s text:c="9"/>Bits per pixel</text:p>
      <text:p text:style-name="P7">// 28(0x1C) <text:s text:c="3"/>4 <text:s text:c="11"/>line_length <text:s text:c="7"/>Length of one image line in bytes</text:p>
      <text:p text:style-name="P8">// 32(0x20) <text:s text:c="3"/>480 + 512xN <text:s/>Reserved</text:p>
      <text:p text:style-name="P10"/>
      <text:p text:style-name="P9">The offset to the start of the image data must be a multiple of 512 bytes.</text:p>
      <text:p text:style-name="P6"><text:span text:style-name="T23">//-------------------------------------------</text:span></text:p>
      <text:p text:style-name="P12"/>
      <text:p text:style-name="P13"><text:span text:style-name="T3">S</text:span><text:span text:style-name="T2">ource</text:span><text:span text:style-name="T4">.</text:span></text:p>
      <text:p text:style-name="P1"/>
      <text:p text:style-name="P1">Copyright (c) 2021 Roman Ermakov</text:p>
      <text:p text:style-name="P1">All rights reserved.</text:p>
      <text:p text:style-name="P1"/>
      <text:p text:style-name="Standard"><text:span text:style-name="T1">Permission </text:span><text:span text:style-name="T5">is</text:span><text:span text:style-name="T6"> hereby granted, free of charge, to any person obtaining a copy</text:span></text:p>
      <text:p text:style-name="Standard"><text:span text:style-name="T6">of </text:span><text:span text:style-name="T5">this</text:span><text:span text:style-name="T6"> software and associated documentation files (the </text:span><text:span text:style-name="T8">"Software"</text:span><text:span text:style-name="T6">), to deal</text:span></text:p>
      <text:p text:style-name="Standard"><text:span text:style-name="T5">in</text:span><text:span text:style-name="T6"> the Software without restriction, including without limitation the rights</text:span></text:p>
      <text:p text:style-name="P2">to use, copy, modify, merge, publish, distribute, sublicense, and/or sell</text:p>
      <text:p text:style-name="Standard"><text:span text:style-name="T6">copies of the Software, and to permit persons to whom the Software </text:span><text:span text:style-name="T5">is</text:span></text:p>
      <text:p text:style-name="Standard"><text:span text:style-name="T6">furnished to </text:span><text:span text:style-name="T5">do</text:span><text:span text:style-name="T6"> so, subject to the following conditions:</text:span></text:p>
      <text:p text:style-name="P2"/>
      <text:p text:style-name="Standard"><text:span text:style-name="T6">The above copyright notice and </text:span><text:span text:style-name="T5">this</text:span><text:span text:style-name="T6"> permission notice shall be included </text:span><text:span text:style-name="T5">in</text:span><text:span text:style-name="T6"> all</text:span></text:p>
      <text:p text:style-name="P2">copies or substantial portions of the Software.</text:p>
      <text:p text:style-name="P2"/>
      <text:p text:style-name="Standard"><text:span text:style-name="T6">THE SOFTWARE IS PROVIDED </text:span><text:span text:style-name="T8">"AS IS"</text:span><text:span text:style-name="T6">, WITHOUT WARRANTY OF ANY KIND, EXPRESS OR</text:span></text:p>
      <text:p text:style-name="P2">IMPLIED, INCLUDING BUT NOT LIMITED TO THE WARRANTIES OF MERCHANTABILITY,</text:p>
      <text:p text:style-name="P2">FITNESS FOR A PARTICULAR PURPOSE AND NONINFR INGEMENT. IN NO EVENT SHALL </text:p>
      <text:p text:style-name="P2">THE AUTHORS OR COPYRIGHT HOLDERS BE LIABLE FOR ANY CLAIM, DAMAGES OR </text:p>
      <text:p text:style-name="P2">OTHER LIABILITY, WHETHER IN AN ACTION OF CONTRACT, TORT OR OTHERWISE, </text:p>
      <text:p text:style-name="P2">ARISING FROM, OUT OF OR IN CONNECTION WITH THE SOFTWARE OR THE USE OR </text:p>
      <text:p text:style-name="P2">OTHER DEALINGS IN THE SOFTWARE.</text:p>
      <text:p text:style-name="P2"/>
      <text:p text:style-name="P2">//-----------------------------------------------</text:p>
      <text:p text:style-name="Standard"><text:span text:style-name="T5">using</text:span><text:span text:style-name="T6"> System;</text:span></text:p>
      <text:p text:style-name="Standard"><text:span text:style-name="T5">using</text:span><text:span text:style-name="T6"> System.Collections.Generic;</text:span></text:p>
      <text:p text:style-name="Standard"><text:span text:style-name="T5">using</text:span><text:span text:style-name="T6"> System.Linq;</text:span></text:p>
      <text:p text:style-name="Standard"><text:span text:style-name="T5">using</text:span><text:span text:style-name="T6"> System.Text;</text:span></text:p>
      <text:p text:style-name="Standard"><text:span text:style-name="T5">using</text:span><text:span text:style-name="T6"> System.Drawing;</text:span></text:p>
      <text:p text:style-name="Standard"><text:span text:style-name="T5">using</text:span><text:span text:style-name="T6"> System.Drawing.Imaging;</text:span></text:p>
      <text:p text:style-name="Standard"><text:span text:style-name="T5">using</text:span><text:span text:style-name="T6"> System.Drawing.Drawing2D;</text:span></text:p>
      <text:p text:style-name="Standard"><text:span text:style-name="T5">using</text:span><text:span text:style-name="T6"> System.IO;</text:span></text:p>
      <text:p text:style-name="P2"><text:soft-page-break/></text:p>
      <text:p text:style-name="Standard"><text:span text:style-name="T5">namespace</text:span><text:span text:style-name="T6"> ImageToRGB16ELI</text:span></text:p>
      <text:p text:style-name="P2">{</text:p>
      <text:p text:style-name="Standard"><text:span text:style-name="T6"><text:s text:c="4"/></text:span><text:span text:style-name="T9">///</text:span><text:span text:style-name="T10"> </text:span><text:span text:style-name="T9">&lt;summary&gt;</text:span></text:p>
      <text:p text:style-name="Standard"><text:span text:style-name="T6"><text:s text:c="4"/></text:span><text:span text:style-name="T9">///</text:span><text:span text:style-name="T10"> The program allows you to convert raster images to ELI format</text:span></text:p>
      <text:p text:style-name="Standard"><text:span text:style-name="T6"><text:s text:c="4"/></text:span><text:span text:style-name="T9">///</text:span><text:span text:style-name="T10"> author: Ermakov Roman</text:span></text:p>
      <text:p text:style-name="Standard"><text:span text:style-name="T6"><text:s text:c="4"/></text:span><text:span text:style-name="T9">///</text:span><text:span text:style-name="T10"> e-mail: romul1508@</text:span><text:span text:style-name="T11">g</text:span><text:span text:style-name="T10">mail.</text:span><text:span text:style-name="T11">com</text:span></text:p>
      <text:p text:style-name="Standard"><text:span text:style-name="T6"><text:s text:c="4"/></text:span><text:span text:style-name="T9">///</text:span><text:span text:style-name="T10"> sinc. 05.11.2021</text:span></text:p>
      <text:p text:style-name="Standard"><text:span text:style-name="T6"><text:s text:c="4"/></text:span><text:span text:style-name="T9">///</text:span><text:span text:style-name="T10"> Copyright 2021 Roman Ermakov</text:span></text:p>
      <text:p text:style-name="Standard"><text:span text:style-name="T6"><text:s text:c="4"/></text:span><text:span text:style-name="T9">///</text:span><text:span text:style-name="T10"> </text:span><text:span text:style-name="T9">&lt;/summary&gt;</text:span></text:p>
      <text:p text:style-name="Standard"><text:span text:style-name="T6"><text:s text:c="4"/></text:span><text:span text:style-name="T5">class</text:span><text:span text:style-name="T6"> </text:span><text:span text:style-name="T12">Program</text:span></text:p>
      <text:p text:style-name="P2"><text:s text:c="4"/>{</text:p>
      <text:p text:style-name="P2"><text:s text:c="8"/>[STAThread]</text:p>
      <text:p text:style-name="Standard"><text:span text:style-name="T6"><text:s text:c="8"/></text:span><text:span text:style-name="T5">static</text:span><text:span text:style-name="T6"> </text:span><text:span text:style-name="T5">void</text:span><text:span text:style-name="T6"> Main(</text:span><text:span text:style-name="T5">string</text:span><text:span text:style-name="T6">[] args)</text:span></text:p>
      <text:p text:style-name="P2"><text:s text:c="8"/>{</text:p>
      <text:p text:style-name="Standard"><text:span text:style-name="T6"><text:s text:c="12"/></text:span><text:span text:style-name="T10">// Original file</text:span></text:p>
      <text:p text:style-name="Standard"><text:span text:style-name="T6"><text:s text:c="12"/></text:span><text:span text:style-name="T5">string</text:span><text:span text:style-name="T6"> fromFileName = </text:span><text:span text:style-name="T8">@"input.jpg"</text:span><text:span text:style-name="T6">;</text:span></text:p>
      <text:p text:style-name="P2"/>
      <text:p text:style-name="Standard"><text:span text:style-name="T6"><text:s text:c="12"/></text:span><text:span text:style-name="T10">// Result file</text:span></text:p>
      <text:p text:style-name="Standard"><text:span text:style-name="T6"><text:s text:c="12"/></text:span><text:span text:style-name="T5">string</text:span><text:span text:style-name="T6"> toFileName = </text:span><text:span text:style-name="T8">@"output.jpg"</text:span><text:span text:style-name="T6">;</text:span></text:p>
      <text:p text:style-name="Standard"><text:span text:style-name="T6"><text:s text:c="12"/></text:span><text:span text:style-name="T10">//-------------------------------</text:span></text:p>
      <text:p text:style-name="Standard"><text:span text:style-name="T6"><text:s text:c="12"/></text:span><text:span text:style-name="T10">// Signature</text:span></text:p>
      <text:p text:style-name="Standard"><text:span text:style-name="T6"><text:s text:c="12"/></text:span><text:span text:style-name="T5">string</text:span><text:span text:style-name="T6"> sign = </text:span><text:span text:style-name="T8">"ELI"</text:span><text:span text:style-name="T6">; <text:s text:c="7"/></text:span><text:span text:style-name="T10">// will need to be converted to UTf-8 (4 bytes)</text:span></text:p>
      <text:p text:style-name="P2"/>
      <text:p text:style-name="Standard"><text:span text:style-name="T6"><text:s text:c="12"/></text:span><text:span text:style-name="T10">// Required sizes</text:span></text:p>
      <text:p text:style-name="Standard"><text:span text:style-name="T6"><text:s text:c="12"/></text:span><text:span text:style-name="T10">// Header length in bytes</text:span></text:p>
      <text:p text:style-name="Standard"><text:span text:style-name="T6"><text:s text:c="12"/></text:span><text:span text:style-name="T5">int</text:span><text:span text:style-name="T6"> head_len = 32; <text:s text:c="9"/></text:span><text:span text:style-name="T10">// (4 bytes)</text:span></text:p>
      <text:p text:style-name="P2"/>
      <text:p text:style-name="Standard"><text:span text:style-name="T6"><text:s text:c="12"/></text:span><text:span text:style-name="T10">// Offset to the image from the beginning of the file in bytes</text:span></text:p>
      <text:p text:style-name="Standard"><text:span text:style-name="T6"><text:s text:c="12"/></text:span><text:span text:style-name="T5">int</text:span><text:span text:style-name="T6"> data_offset = 512; <text:s text:c="5"/></text:span><text:span text:style-name="T10">// (4 bytes)</text:span></text:p>
      <text:p text:style-name="P2"/>
      <text:p text:style-name="Standard"><text:span text:style-name="T6"><text:s text:c="12"/></text:span><text:span text:style-name="T5">int</text:span><text:span text:style-name="T6"> reserved = 0; <text:s text:c="10"/></text:span><text:span text:style-name="T10">// Reserved (4 bytes)</text:span></text:p>
      <text:p text:style-name="P2"/>
      <text:p text:style-name="Standard"><text:span text:style-name="T6"><text:s text:c="12"/></text:span><text:span text:style-name="T5">int</text:span><text:span text:style-name="T6"> sizeX = 512; <text:s text:c="11"/></text:span><text:span text:style-name="T10">// image width in pixels (4 bytes)</text:span></text:p>
      <text:p text:style-name="Standard"><text:span text:style-name="T6"><text:s text:c="12"/></text:span><text:span text:style-name="T5">int</text:span><text:span text:style-name="T6"> sizeY = 512; <text:s text:c="11"/></text:span><text:span text:style-name="T10">// image height in pixels (4 bytes)</text:span></text:p>
      <text:p text:style-name="P2"/>
      <text:p text:style-name="Standard"><text:span text:style-name="T6"><text:s text:c="12"/></text:span><text:span text:style-name="T5">int</text:span><text:span text:style-name="T6"> bit_count = 16; <text:s text:c="8"/></text:span><text:span text:style-name="T10">// Bits per pixel</text:span></text:p>
      <text:p text:style-name="Standard"><text:span text:style-name="T6"><text:s text:c="12"/></text:span><text:span text:style-name="T5">int</text:span><text:span text:style-name="T6"> line_length = 1024; <text:s text:c="4"/></text:span><text:span text:style-name="T10">// Length of one image line in bytes</text:span></text:p>
      <text:p text:style-name="P2"/>
      <text:p text:style-name="Standard"><text:span text:style-name="T6"><text:s text:c="12"/></text:span><text:span text:style-name="T5">byte</text:span><text:span text:style-name="T6">[] reserv_null_arraj = </text:span><text:span text:style-name="T5">new</text:span><text:span text:style-name="T6"> </text:span><text:span text:style-name="T5">byte</text:span><text:span text:style-name="T6">[476];</text:span></text:p>
      <text:p text:style-name="Standard"><text:span text:style-name="T6"><text:s text:c="12"/></text:span><text:span text:style-name="T10">//---------------------------------</text:span></text:p>
      <text:p text:style-name="Standard"><text:span text:style-name="T6"><text:s text:c="12"/></text:span><text:span text:style-name="T10">// Load the original image</text:span></text:p>
      <text:p text:style-name="P2"><text:s text:c="12"/>Image image = Image.FromFile(fromFileName);</text:p>
      <text:p text:style-name="P2"/>
      <text:p text:style-name="Standard"><text:span text:style-name="T6"><text:s text:c="12"/></text:span><text:span text:style-name="T10">// Assuming the original image is in image, let's draw it.</text:span></text:p>
      <text:p text:style-name="Standard"><text:span text:style-name="T6"><text:s text:c="12"/></text:span><text:span text:style-name="T10">// Create a bitmap of the desired size.</text:span></text:p>
      <text:p text:style-name="Standard"><text:span text:style-name="T6"><text:s text:c="12"/>Bitmap bmp_result = </text:span><text:span text:style-name="T5">new</text:span><text:span text:style-name="T6"> Bitmap(sizeX, sizeY, PixelFormat.Format16bppRgb565);</text:span></text:p>
      <text:p text:style-name="P2"><text:s text:c="12"/>bmp_result.MakeTransparent();</text:p>
      <text:p text:style-name="P2"/>
      <text:p text:style-name="Standard"><text:span text:style-name="T6"><text:s text:c="12"/></text:span><text:span text:style-name="T5">using</text:span><text:span text:style-name="T6"> (Graphics g = Graphics.FromImage(bmp_result))</text:span></text:p>
      <text:p text:style-name="P2"><text:s text:c="12"/>{</text:p>
      <text:p text:style-name="P2"><text:s text:c="16"/>g.DrawImage(image, 0, 0, sizeX, sizeY);</text:p>
      <text:p text:style-name="P2"><text:s text:c="16"/>g.Flush();</text:p>
      <text:p text:style-name="P2"><text:s text:c="12"/>}</text:p>
      <text:p text:style-name="P2"/>
      <text:p text:style-name="Standard"><text:span text:style-name="T6"><text:s text:c="12"/></text:span><text:span text:style-name="T10">// We save the result in ELI format</text:span></text:p>
      <text:p text:style-name="P2"><text:s text:c="12"/>File.Delete(toFileName);</text:p>
      <text:p text:style-name="Standard"><text:span text:style-name="T6"><text:s text:c="12"/></text:span><text:span text:style-name="T10">//----------------------</text:span></text:p>
      <text:p text:style-name="Standard"><text:span text:style-name="T6"><text:s text:c="12"/>FileStream stream = </text:span><text:span text:style-name="T5">new</text:span><text:span text:style-name="T6"> FileStream(toFileName, FileMode.Create, FileAccess.Write);</text:span></text:p>
      <text:p text:style-name="P2"/>
      <text:p text:style-name="Standard"><text:soft-page-break/><text:span text:style-name="T6"><text:s text:c="12"/></text:span><text:span text:style-name="T10">// Convert a unicode sign string to UTF-8 format <text:s text:c="7"/></text:span></text:p>
      <text:p text:style-name="Standard"><text:span text:style-name="T6"><text:s text:c="12"/>UnicodeEncoding streamEncoding = </text:span><text:span text:style-name="T5">new</text:span><text:span text:style-name="T6"> UnicodeEncoding();</text:span></text:p>
      <text:p text:style-name="P2"/>
      <text:p text:style-name="Standard"><text:span text:style-name="T6"><text:s text:c="12"/></text:span><text:span text:style-name="T5">byte</text:span><text:span text:style-name="T6">[] signStrBuffer = streamEncoding.GetBytes(sign);</text:span></text:p>
      <text:p text:style-name="P2"/>
      <text:p text:style-name="Standard"><text:span text:style-name="T6"><text:s text:c="12"/>Encoding utf8 = Encoding.GetEncoding(</text:span><text:span text:style-name="T8">"UTF-8"</text:span><text:span text:style-name="T6">);</text:span></text:p>
      <text:p text:style-name="P2"/>
      <text:p text:style-name="Standard"><text:span text:style-name="T6"><text:s text:c="12"/></text:span><text:span text:style-name="T5">byte</text:span><text:span text:style-name="T6">[] utf8SignStrBytes = Encoding.Convert(</text:span></text:p>
      <text:p text:style-name="Standard"><text:span text:style-name="T6"><text:s text:c="24"/>Encoding.GetEncoding(</text:span><text:span text:style-name="T8">"UTF-16"</text:span><text:span text:style-name="T6">), utf8, signStrBuffer);</text:span></text:p>
      <text:p text:style-name="P2"/>
      <text:p text:style-name="Standard"><text:span text:style-name="T6"><text:s text:c="12"/></text:span><text:span text:style-name="T5">byte</text:span><text:span text:style-name="T6"> empty = 0;</text:span></text:p>
      <text:p text:style-name="P2"/>
      <text:p text:style-name="Standard"><text:span text:style-name="T6"><text:s text:c="12"/></text:span><text:span text:style-name="T10">// Writing binary data</text:span></text:p>
      <text:p text:style-name="Standard"><text:span text:style-name="T6"><text:s text:c="12"/>BinaryWriter binWrit = </text:span><text:span text:style-name="T5">new</text:span><text:span text:style-name="T6"> BinaryWriter(stream);</text:span></text:p>
      <text:p text:style-name="P2"><text:s text:c="12"/>binWrit.Write(utf8SignStrBytes);</text:p>
      <text:p text:style-name="P2"><text:s text:c="12"/>binWrit.Write(empty); <text:s text:c="11"/></text:p>
      <text:p text:style-name="P2"><text:s text:c="12"/>binWrit.Write(head_len);</text:p>
      <text:p text:style-name="P2"><text:s text:c="12"/>binWrit.Write(data_offset);</text:p>
      <text:p text:style-name="P2"><text:s text:c="12"/>binWrit.Write(reserved);</text:p>
      <text:p text:style-name="P2"><text:s text:c="12"/>binWrit.Write(sizeX);</text:p>
      <text:p text:style-name="P2"><text:s text:c="12"/>binWrit.Write(sizeY);</text:p>
      <text:p text:style-name="P2"><text:s text:c="12"/>binWrit.Write(bit_count);</text:p>
      <text:p text:style-name="P2"><text:s text:c="12"/>binWrit.Write(line_length);</text:p>
      <text:p text:style-name="P2"><text:s text:c="12"/>binWrit.Write(reserved);</text:p>
      <text:p text:style-name="P2"><text:s text:c="12"/>binWrit.Write(reserv_null_arraj);</text:p>
      <text:p text:style-name="P2"/>
      <text:p text:style-name="Standard"><text:span text:style-name="T6"><text:s text:c="12"/></text:span><text:span text:style-name="T5">ushort</text:span><text:span text:style-name="T6"> red_mask = 0xF800;</text:span></text:p>
      <text:p text:style-name="Standard"><text:span text:style-name="T6"><text:s text:c="12"/></text:span><text:span text:style-name="T5">ushort</text:span><text:span text:style-name="T6"> green_mask = 0x7E0;</text:span></text:p>
      <text:p text:style-name="Standard"><text:span text:style-name="T6"><text:s text:c="12"/></text:span><text:span text:style-name="T5">ushort</text:span><text:span text:style-name="T6"> blue_mask = 0x1F;</text:span></text:p>
      <text:p text:style-name="P2"/>
      <text:p text:style-name="Standard"><text:span text:style-name="T6"><text:s text:c="12"/></text:span><text:span text:style-name="T10">// we write the RGB data of the image pixels <text:s text:c="11"/></text:span></text:p>
      <text:p text:style-name="Standard"><text:span text:style-name="T6"><text:s text:c="12"/></text:span><text:span text:style-name="T5">for</text:span><text:span text:style-name="T6"> (</text:span><text:span text:style-name="T5">int</text:span><text:span text:style-name="T6"> i = 0; i &lt; bmp_result.Height; ++i)</text:span></text:p>
      <text:p text:style-name="P2"><text:s text:c="12"/>{</text:p>
      <text:p text:style-name="Standard"><text:span text:style-name="T6"><text:s text:c="16"/></text:span><text:span text:style-name="T5">for</text:span><text:span text:style-name="T6"> (</text:span><text:span text:style-name="T5">int</text:span><text:span text:style-name="T6"> j = 0; j &lt; bmp_result.Width; ++j)</text:span></text:p>
      <text:p text:style-name="P2"><text:s text:c="16"/>{</text:p>
      <text:p text:style-name="P2"><text:s text:c="20"/>Color c = bmp_result.GetPixel(j, i);</text:p>
      <text:p text:style-name="P2"><text:s text:c="20"/></text:p>
      <text:p text:style-name="Standard"><text:span text:style-name="T6"><text:s text:c="20"/></text:span><text:span text:style-name="T5">int</text:span><text:span text:style-name="T6"> val32 = c.ToArgb();</text:span></text:p>
      <text:p text:style-name="Standard"><text:span text:style-name="T6"><text:s text:c="20"/></text:span><text:span text:style-name="T10">// Console.WriteLine("val32 = {0}", val32);</text:span></text:p>
      <text:p text:style-name="P2"><text:s text:c="20"/></text:p>
      <text:p text:style-name="Standard"><text:span text:style-name="T6"><text:s text:c="20"/></text:span><text:span text:style-name="T5">byte</text:span><text:span text:style-name="T6"> r = c.R;</text:span></text:p>
      <text:p text:style-name="Standard"><text:span text:style-name="T6"><text:s text:c="20"/></text:span><text:span text:style-name="T10">// Console.WriteLine("r = {0}, byte r = c.R", r);</text:span></text:p>
      <text:p text:style-name="P2"><text:s text:c="20"/></text:p>
      <text:p text:style-name="Standard"><text:span text:style-name="T6"><text:s text:c="20"/></text:span><text:span text:style-name="T5">byte</text:span><text:span text:style-name="T6"> g = c.G;</text:span></text:p>
      <text:p text:style-name="Standard"><text:span text:style-name="T6"><text:s text:c="20"/></text:span><text:span text:style-name="T10">// Console.WriteLine("g = {0}, byte g = c.G", g); <text:s text:c="19"/></text:span></text:p>
      <text:p text:style-name="P2"><text:s text:c="20"/></text:p>
      <text:p text:style-name="Standard"><text:span text:style-name="T6"><text:s text:c="20"/></text:span><text:span text:style-name="T5">byte</text:span><text:span text:style-name="T6"> b = c.B;</text:span></text:p>
      <text:p text:style-name="Standard"><text:span text:style-name="T6"><text:s text:c="20"/></text:span><text:span text:style-name="T10">// Console.WriteLine("b = {0}, byte b = c.B", b);</text:span></text:p>
      <text:p text:style-name="P2"><text:s text:c="8"/></text:p>
      <text:p text:style-name="Standard"><text:span text:style-name="T6"><text:s text:c="20"/></text:span><text:span text:style-name="T5">ushort</text:span><text:span text:style-name="T6"> pixel565 = (</text:span><text:span text:style-name="T5">ushort</text:span><text:span text:style-name="T6">)((r &lt;&lt; 11) | (g &lt;&lt; 5) | b);</text:span></text:p>
      <text:p text:style-name="Standard"><text:span text:style-name="T6"><text:s text:c="20"/>Console.WriteLine(</text:span><text:span text:style-name="T8">"pixel565 = {0}"</text:span><text:span text:style-name="T6">, pixel565);</text:span></text:p>
      <text:p text:style-name="P2"/>
      <text:p text:style-name="P2"><text:s text:c="20"/>binWrit.Write(pixel565);</text:p>
      <text:p text:style-name="P2"><text:s text:c="16"/>}</text:p>
      <text:p text:style-name="P2"><text:s text:c="12"/>}</text:p>
      <text:p text:style-name="Standard"><text:span text:style-name="T6"><text:s text:c="12"/></text:span><text:span text:style-name="T10">//---------------------------</text:span></text:p>
      <text:p text:style-name="Standard"><text:span text:style-name="T6"><text:s text:c="12"/></text:span><text:span text:style-name="T10">// We close everything</text:span></text:p>
      <text:p text:style-name="P2"><text:s text:c="12"/>binWrit.Close();</text:p>
      <text:p text:style-name="P2"><text:s text:c="12"/>stream.Close();</text:p>
      <text:p text:style-name="P2"><text:s text:c="12"/>image.Dispose();</text:p>
      <text:p text:style-name="P2"><text:soft-page-break/><text:s text:c="8"/>}</text:p>
      <text:p text:style-name="P2"><text:s text:c="4"/>}</text:p>
      <text:p text:style-name="P2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modern"/>
    <style:font-face style:name="Consolas1" svg:font-family="Consolas" style:font-family-generic="modern" style:font-pitch="fixed"/>
    <style:font-face style:name="Consolas2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1-11-19T21:43:48.355000000</dc:date>
    <meta:editing-duration>PT1H56M32S</meta:editing-duration>
    <meta:editing-cycles>13</meta:editing-cycles>
    <meta:document-statistic meta:table-count="0" meta:image-count="0" meta:object-count="0" meta:page-count="4" meta:paragraph-count="149" meta:word-count="783" meta:character-count="6923" meta:non-whitespace-character-count="4673"/>
  </office:meta>
</office:document-meta>
</file>